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ff0000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te rendu de la première réunion du 30 janvier 2015</text:p>
      <text:p text:style-name="P3">sur le projet de l'organisation des tâches</text:p>
      <text:p text:style-name="P1"/>
      <text:list xml:id="list3641349710702204045" text:style-name="L1">
        <text:list-item>
          <text:p text:style-name="P2">Comment organiser un projet</text:p>
          <text:list>
            <text:list-item>
              <text:p text:style-name="P2">gestion de projets</text:p>
              <text:list>
                <text:list-item>
                  <text:p text:style-name="P2">se documenter sur les techniques de gestion de projet</text:p>
                </text:list-item>
              </text:list>
            </text:list-item>
            <text:list-item>
              <text:p text:style-name="P2">conception</text:p>
              <text:list>
                <text:list-item>
                  <text:p text:style-name="P2">UML</text:p>
                </text:list-item>
              </text:list>
            </text:list-item>
            <text:list-item>
              <text:p text:style-name="P2">qualité logicielle</text:p>
              <text:list>
                <text:list-item>
                  <text:p text:style-name="P2">MVC</text:p>
                </text:list-item>
                <text:list-item>
                  <text:p text:style-name="P2">autres patterns de programmation</text:p>
                </text:list-item>
                <text:list-item>
                  <text:p text:style-name="P2">code clair</text:p>
                </text:list-item>
                <text:list-item>
                  <text:p text:style-name="P2">commenté</text:p>
                </text:list-item>
                <text:list-item>
                  <text:p text:style-name="P2">documenté</text:p>
                </text:list-item>
              </text:list>
            </text:list-item>
            <text:list-item>
              <text:p text:style-name="P2">rapport</text:p>
              <text:list>
                <text:list-item>
                  <text:p text:style-name="P2">latex</text:p>
                </text:list-item>
              </text:list>
            </text:list-item>
          </text:list>
        </text:list-item>
        <text:list-item>
          <text:p text:style-name="P2">Ce qu'on attend de nous sur ce projet de gestionnaire de tâches</text:p>
          <text:list>
            <text:list-item>
              <text:p text:style-name="P2">structure informatique</text:p>
              <text:list>
                <text:list-item>
                  <text:p text:style-name="P2">programma java</text:p>
                </text:list-item>
                <text:list-item>
                  <text:p text:style-name="P2">interface graphique java</text:p>
                </text:list-item>
                <text:list-item>
                  <text:p text:style-name="P2">BDD</text:p>
                </text:list-item>
              </text:list>
            </text:list-item>
            <text:list-item>
              <text:p text:style-name="P2">Classer les différentes tâches</text:p>
            </text:list-item>
            <text:list-item>
              <text:p text:style-name="P2">permettre à l'utilisateur de dire "je veux faire ceci tel jour a telle heure" ou "je dois faire ceci mais j'ai pas de date précise"</text:p>
            </text:list-item>
            <text:list-item>
              <text:p text:style-name="P2">fixer des ordres de priorité</text:p>
            </text:list-item>
            <text:list-item>
              <text:p text:style-name="P2">dates limites parfois données par l'utilisateur</text:p>
            </text:list-item>
            <text:list-item>
              <text:p text:style-name="P2">plages horaires sur lesquelles on peut pas faire tel ou tel chose (ex : pas de jogging pendant la nuit)</text:p>
            </text:list-item>
            <text:list-item>
              <text:p text:style-name="P2">le logiciel calcul tout seul l'emploi du temps le plus optimal</text:p>
            </text:list-item>
          </text:list>
        </text:list-item>
        <text:list-item>
          <text:p text:style-name="P2">Pour la semaine prochaine</text:p>
          <text:list>
            <text:list-item>
              <text:p text:style-name="P2">choisir un chef de projet</text:p>
            </text:list-item>
            <text:list-item>
              <text:p text:style-name="P2">faire ce compte rendu</text:p>
            </text:list-item>
            <text:list-item>
              <text:p text:style-name="P2">choisir une date et heure pour le prochain RDV</text:p>
            </text:list-item>
            <text:list-item>
              <text:p text:style-name="P2">se renseigner sur la gestion de tâch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1-30T14:23:02</meta:creation-date>
    <dc:date>2015-01-30T19:37:56</dc:date>
    <dc:creator>yjfjyf jjku</dc:creator>
    <meta:editing-duration>PT5H14M58S</meta:editing-duration>
    <meta:editing-cycles>17</meta:editing-cycles>
    <meta:generator>OpenOffice/4.1.1$Unix OpenOffice.org_project/411m6$Build-9775</meta:generator>
    <meta:document-statistic meta:table-count="0" meta:image-count="0" meta:object-count="0" meta:page-count="1" meta:paragraph-count="31" meta:word-count="197" meta:character-count="1010"/>
  </office:meta>
</office:document-meta>
</file>